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Neue-Light, 'Helvetica Neue', Helvetica, Arial, sans-serif"/>
    <style:font-face style:name="sans-serif" svg:font-family="sans-serif"/>
    <style:font-face style:name="serif" svg:font-family="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8d35" officeooo:paragraph-rsid="000f8d35"/>
    </style:style>
    <style:style style:name="P2" style:family="paragraph" style:parent-style-name="Standard">
      <style:text-properties fo:font-weight="bold" officeooo:rsid="0012fcbd" officeooo:paragraph-rsid="0012fcbd" style:font-weight-asian="bold" style:font-weight-complex="bold"/>
    </style:style>
    <style:style style:name="P3" style:family="paragraph" style:parent-style-name="Standard">
      <style:text-properties fo:font-weight="bold" officeooo:rsid="0012fdc1" officeooo:paragraph-rsid="0012fdc1" style:font-weight-asian="bold" style:font-weight-complex="bold"/>
    </style:style>
    <style:style style:name="P4" style:family="paragraph" style:parent-style-name="Standard">
      <style:text-properties fo:font-size="24pt" fo:font-weight="bold" officeooo:rsid="000f8d35" officeooo:paragraph-rsid="000f8d35" style:font-size-asian="24pt" style:font-weight-asian="bold" style:font-size-complex="24pt" style:font-weight-complex="bold"/>
    </style:style>
    <style:style style:name="P5" style:family="paragraph" style:parent-style-name="Standard">
      <style:text-properties fo:font-size="24pt" fo:font-weight="bold" officeooo:rsid="0012fcbd" officeooo:paragraph-rsid="0012fcbd" style:font-size-asian="24pt" style:font-weight-asian="bold" style:font-size-complex="24pt" style:font-weight-complex="bold"/>
    </style:style>
    <style:style style:name="P6" style:family="paragraph" style:parent-style-name="Standard">
      <style:text-properties fo:font-size="24pt" officeooo:rsid="0012fdc1" officeooo:paragraph-rsid="0012fdc1" style:font-size-asian="24pt" style:font-size-complex="24pt"/>
    </style:style>
    <style:style style:name="P7" style:family="paragraph" style:parent-style-name="Standard">
      <style:text-properties officeooo:rsid="0012fcbd" officeooo:paragraph-rsid="0012fcbd"/>
    </style:style>
    <style:style style:name="P8" style:family="paragraph" style:parent-style-name="Standard">
      <style:text-properties fo:font-size="15pt" fo:font-weight="bold" officeooo:rsid="0012fdc1" officeooo:paragraph-rsid="0012fdc1" style:font-size-asian="13.1000003814697pt" style:font-weight-asian="bold" style:font-size-complex="15pt" style:font-weight-complex="bold"/>
    </style:style>
    <style:style style:name="P9" style:family="paragraph" style:parent-style-name="Standard">
      <style:text-properties officeooo:rsid="0012fdc1" officeooo:paragraph-rsid="0012fdc1"/>
    </style:style>
    <style:style style:name="P10" style:family="paragraph" style:parent-style-name="Standard">
      <style:text-properties officeooo:rsid="0012fdc1" officeooo:paragraph-rsid="0014ee27"/>
    </style:style>
    <style:style style:name="P11" style:family="paragraph" style:parent-style-name="Standard">
      <style:text-properties fo:font-size="12pt" officeooo:rsid="0012fdc1" officeooo:paragraph-rsid="0012fdc1" style:font-size-asian="10.5pt" style:font-size-complex="12pt"/>
    </style:style>
    <style:style style:name="P12" style:family="paragraph" style:parent-style-name="Standard">
      <style:text-properties fo:font-size="12pt" officeooo:rsid="00162370" officeooo:paragraph-rsid="00162370" style:font-size-asian="10.5pt" style:font-size-complex="12pt"/>
    </style:style>
    <style:style style:name="P13" style:family="paragraph" style:parent-style-name="Standard">
      <style:text-properties fo:font-size="12pt" officeooo:paragraph-rsid="00162370"/>
    </style:style>
    <style:style style:name="P14" style:family="paragraph" style:parent-style-name="Standard">
      <style:paragraph-properties fo:margin-left="0cm" fo:margin-right="0cm" fo:margin-top="0cm" fo:margin-bottom="0cm" loext:contextual-spacing="false" style:line-height-at-least="0.503cm" fo:text-align="justify" style:justify-single-word="false" fo:text-indent="0cm" style:auto-text-indent="false"/>
      <style:text-properties fo:color="#333333" style:font-name="Helvetica Neue Light" fo:font-size="10.5pt" fo:background-color="#ffffff" loext:padding="0cm" loext:border="non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text-properties officeooo:rsid="000f8d35" officeooo:paragraph-rsid="000f8d35"/>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paragraph-properties fo:margin-top="0cm" fo:margin-bottom="0cm" loext:contextual-spacing="false"/>
    </style:style>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4">
      <style:paragraph-properties fo:margin-top="0cm" fo:margin-bottom="0cm" loext:contextual-spacing="false"/>
    </style:style>
    <style:style style:name="P26" style:family="paragraph" style:parent-style-name="Text_20_body">
      <style:paragraph-properties fo:margin-top="0cm" fo:margin-bottom="0cm" loext:contextual-spacing="false"/>
      <style:text-properties fo:font-size="24pt" fo:font-weight="bold" officeooo:rsid="00162370" officeooo:paragraph-rsid="00162370" style:font-size-asian="24pt" style:font-weight-asian="bold" style:font-size-complex="24pt" style:font-weight-complex="bold"/>
    </style:style>
    <style:style style:name="P27" style:family="paragraph" style:parent-style-name="Text_20_body" style:list-style-name="L5">
      <style:paragraph-properties fo:margin-top="0cm" fo:margin-bottom="0cm" loext:contextual-spacing="false"/>
    </style:style>
    <style:style style:name="P28" style:family="paragraph" style:parent-style-name="Text_20_body" style:list-style-name="L6">
      <style:paragraph-properties fo:margin-top="0cm" fo:margin-bottom="0cm" loext:contextual-spacing="false"/>
    </style:style>
    <style:style style:name="P29" style:family="paragraph" style:parent-style-name="Text_20_body" style:list-style-name="L7">
      <style:paragraph-properties fo:margin-top="0cm" fo:margin-bottom="0cm" loext:contextual-spacing="false"/>
    </style:style>
    <style:style style:name="P30" style:family="paragraph" style:parent-style-name="Text_20_body">
      <style:paragraph-properties fo:margin-left="0cm" fo:margin-right="0cm" fo:margin-top="0cm" fo:margin-bottom="0cm" loext:contextual-spacing="false" style:line-height-at-least="0.503cm" fo:text-align="justify" style:justify-single-word="false" fo:text-indent="0cm" style:auto-text-indent="false"/>
      <style:text-properties fo:font-weight="bold" loext:padding="0cm" loext:border="none"/>
    </style:style>
    <style:style style:name="P31" style:family="paragraph" style:parent-style-name="Text_20_body">
      <style:paragraph-properties fo:margin-left="0cm" fo:margin-right="0cm" fo:margin-top="0cm" fo:margin-bottom="0cm" loext:contextual-spacing="false" style:line-height-at-least="0.503cm" fo:text-align="justify" style:justify-single-word="false" fo:text-indent="0cm" style:auto-text-indent="false"/>
      <style:text-properties fo:color="#333333" style:font-name="Helvetica Neue Light" fo:font-size="10.5pt" fo:font-weight="bold" fo:background-color="#ffffff" loext:padding="0cm" loext:border="none"/>
    </style:style>
    <style:style style:name="P32" style:family="paragraph" style:parent-style-name="Heading_20_2">
      <style:text-properties fo:font-size="12pt" style:font-size-asian="12pt" style:font-size-complex="12pt"/>
    </style:style>
    <style:style style:name="P33" style:family="paragraph" style:parent-style-name="Heading_20_2">
      <style:paragraph-properties fo:margin-left="0cm" fo:margin-right="0cm" fo:margin-top="0cm" fo:margin-bottom="0cm" loext:contextual-spacing="false" style:line-height-at-least="0.503cm" fo:text-align="justify" style:justify-single-word="false" fo:text-indent="0cm" style:auto-text-indent="false" fo:padding="0cm" fo:border="none"/>
      <style:text-properties fo:color="#333333" style:font-name="Helvetica Neue Light" fo:font-size="10.5pt" fo:font-weight="bold" fo:background-color="#ffffff" loext:padding="0cm" loext:border="none"/>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62370" style:font-size-asian="10.5pt" style:font-size-complex="12pt"/>
    </style:style>
    <style:style style:name="T5" style:family="text">
      <style:text-properties officeooo:rsid="0014ee27"/>
    </style:style>
    <style:style style:name="T6" style:family="text">
      <style:text-properties fo:color="#333333" style:font-name="Helvetica Neue Light" fo:font-size="10.5pt" fo:font-weight="bold" fo:background-color="#ffffff" loext:char-shading-value="0" loext:padding="0cm" loext:border="none"/>
    </style:style>
    <style:style style:name="T7" style:family="text">
      <style:text-properties officeooo:rsid="00162370" style:font-size-asian="10.5pt" style:font-size-complex="12pt"/>
    </style:style>
    <style:style style:name="T8" style:family="text">
      <style:text-properties fo:font-size="16pt" fo:font-weight="normal" style:font-size-asian="16pt" style:font-weight-asian="normal" style:font-size-complex="16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exabot</text:p>
      <text:p text:style-name="P1"/>
      <text:p text:style-name="P1">Link : <text:a xlink:type="simple" xlink:href="https://www.dexterindustries.com/projects/alexabot-amazon-alexa-controlled-robot/" text:style-name="Internet_20_link" text:visited-style-name="Visited_20_Internet_20_Link">https://www.dexterindustries.com/projects/alexabot-amazon-alexa-controlled-robot/</text:a></text:p>
      <text:p text:style-name="P1"/>
      <text:p text:style-name="P17">Amazon Alexa software can be put on the Raspberry Pi Robot, the GoPiGo.  In this project, we wanted to create an Alexa-based robot that would respond to voice commands, as well as answer your questions.  You can ask Alexabot “How hot is it in Dubai?”  or “What’s the weather like in London?”.  What makes Alexabot really interesting is that you can command it around with your voice, using the Alexa Voice Service.</text:p>
      <text:p text:style-name="Quotations">With Alexabot you can command the Raspberry Pi robot around with commands like “Alexa Forward!” or “Alexa Coffee!”.</text:p>
      <text:h text:style-name="P32" text:outline-level="2">Hardware Set Up</text:h>
      <text:p text:style-name="Text_20_body">The hardware set up to build the Alexa controlled robot is very simple.  We used the following parts:</text:p>
      <text:list xml:id="list3082306668159120774" text:style-name="L1">
        <text:list-item>
          <text:p text:style-name="P23">The GoPiGo – The body of the robot.  The GoPiGo is going to do Alexa’s bidding. </text:p>
        </text:list-item>
        <text:list-item>
          <text:p text:style-name="P23">The Raspberry Pi 3 – The brains of the operation. Using the Pi3 version of the Raspberry Pi board is very helpful in speeding up the operation due to its faster chip. AlexaPi is somewhat demanding, to be polite. </text:p>
        </text:list-item>
        <text:list-item>
          <text:p text:style-name="P23">Raspbian for Robots – Most of the software for this project is pre-installed. </text:p>
        </text:list-item>
        <text:list-item>
          <text:p text:style-name="P23">The Speaker for the Raspberry Pi – Alexabot will talk back to us, so we’ll need a speaker to hear her voice. </text:p>
        </text:list-item>
        <text:list-item>
          <text:p text:style-name="P15">A USB Microphone – Our way to talk to Alexabot.  This one is plug and play and seems to work well in a noisy room. </text:p>
        </text:list-item>
      </text:list>
      <text:p text:style-name="Text_20_body">Set up is quick and easy.  First step is to assemble the GoPiGo Robot for the Raspberry Pi.  Then we mounted the microphone to one of the USB ports in front of the GoPiGo.  Finally we mounted the speaker for the Raspberry Pi to the top of the GoPiGo and held it in place with a ziptie.  The robot is powered with 8XAA batteries.</text:p>
      <text:h text:style-name="Heading_20_2" text:outline-level="2">Software Set Up</text:h>
      <text:p text:style-name="Text_20_body">Alexabot works by using a few services strung together.</text:p>
      <text:list xml:id="list6209779314530455908" text:style-name="L2">
        <text:list-item>
          <text:p text:style-name="P24"><text:span text:style-name="Strong_20_Emphasis">AlexaPi:</text:span> First, we use Alexa Voice Services to listen for commands, using the AlexaPi project software. </text:p>
        </text:list-item>
        <text:list-item>
          <text:p text:style-name="P24"><text:span text:style-name="Strong_20_Emphasis">IFTT:</text:span> This passes the data to If This Then That. </text:p>
        </text:list-item>
        <text:list-item>
          <text:p text:style-name="P24"><text:span text:style-name="Strong_20_Emphasis">ngrok:</text:span> We connect back to the Pi using the ngrok service. </text:p>
        </text:list-item>
        <text:list-item>
          <text:p text:style-name="P16"><text:span text:style-name="Strong_20_Emphasis">Flask:</text:span> Finally, we listen for commands, and control the robot using a python program using a very simple Flask server</text:p>
        </text:list-item>
      </text:list>
      <text:p text:style-name="P1"/>
      <text:p text:style-name="P1"/>
      <text:p text:style-name="P1"/>
      <text:p text:style-name="P1"><text:soft-page-break/></text:p>
      <text:p text:style-name="P5">Speech Control System for Robot Based on Raspberry Pi </text:p>
      <text:p text:style-name="P5"/>
      <text:p text:style-name="P8"/>
      <text:p text:style-name="P7">Chenhong LU,Yueli HU</text:p>
      <text:p text:style-name="P2">Abstract. </text:p>
      <text:p text:style-name="P7">Raspberry <text:s/>Pi <text:s/>is <text:s/>a <text:s/>credit <text:s/>card <text:s/>sized <text:s/>Linux <text:s/>computer </text:p>
      <text:p text:style-name="P7">based <text:s/>on <text:s/>ARM11 <text:s/>architecture. </text:p>
      <text:p text:style-name="P7">Because of its small size, low power consumption an</text:p>
      <text:p text:style-name="P7">d powerful performance, a robot controller is a </text:p>
      <text:p text:style-name="P7">suitable role for it to play. As a robot with artificial intelligence, speech recognition for controll</text:p>
      <text:p text:style-name="P7">ing </text:p>
      <text:p text:style-name="P7">the robot and voice feedback to users is key parts </text:p>
      <text:p text:style-name="P7">of the entire system. In this essay, a robot called</text:p>
      <text:p text:style-name="P7">Lisa is assembled, and a speech control and interactive system is implemented based on Google </text:p>
      <text:p text:style-name="P7">voice <text:s/>API <text:s/>which <text:s/>is <text:s/>a <text:s/>voice <text:s/>recognition <text:s/>engine <text:s/>provided <text:s/>as <text:s/>a <text:s/>cloud <text:s/>service. <text:s/>In <text:s/>order <text:s/>to <text:s/>analysis complex <text:s/>voice <text:s/>commands, <text:s/>a <text:s/>semantic <text:s/>method <text:s/>is <text:s/>developed <text:s/>to <text:s/>catch <text:s/>key <text:s/>words <text:s/>from command sentences. Then try to <text:s/>make a pattern match between key words <text:s/>and instruction set build-in the robot control system. The speech recognition control and interactive system is effective and well behaved after experimental verification. </text:p>
      <text:p text:style-name="P2">Introduction </text:p>
      <text:p text:style-name="P7">Nowadays <text:s/>more <text:s/>and <text:s/>more <text:s/>speech <text:s/>recognition <text:s/>control <text:s/>system <text:s/>is <text:s/>embedded <text:s/>to <text:s/>mobile <text:s/>devices, which are called voice assistant in general, such as Siri by Apple, Voice Searching by Google, etc. </text:p>
      <text:p text:style-name="P7">They are all cloud services. However many off-line </text:p>
      <text:p text:style-name="P7">speech recognition engines are also widely used </text:p>
      <text:p text:style-name="P7">in our daily life and researched by scientists. <text:s/></text:p>
      <text:p text:style-name="P7">Raspberry <text:s/>Pi <text:s/>has <text:s/>a <text:s/>Broadcom <text:s/>BCM2835 <text:s/>SoC, <text:s/>which <text:s/>includes <text:s/>an <text:s/>ARM1176JZF-S <text:s/>700 <text:s/>MHz </text:p>
      <text:p text:style-name="P7">processor, VideoCore IV GPU, and with 512MB RAM . The configuration of Pi is comparable </text:p>
      <text:p text:style-name="P7">to <text:s/>a <text:s/>common <text:s/>smartphone. <text:s/>So <text:s/>the <text:s/>initial <text:s/>speech recognition <text:s/>solution <text:s/>is <text:s/>to <text:s/>transplant <text:s/>open-source recognition software into Pi. Two open source projects have been tried, HTK and PocketSphinx. <text:s/>HTK (HHM Tool Kit) is developed by Cambridge University, which claims the most powerful speech recognition engine in the world . However, it doesn’t fit to Pi, the system costs too much computing <text:s/>resources <text:s/>despite <text:s/>of <text:s/>its <text:s/>high <text:s/>accuracy. <text:s/>The <text:s/>question <text:s/>is <text:s/>we <text:s/>can forecast <text:s/>that <text:s/>video processing <text:s/>of <text:s/>webcam <text:s/>needs <text:s/>more <text:s/>resources <text:s/>than <text:s/>audio <text:s/>processing. <text:s/>So <text:s/>the <text:s/>best <text:s/>light <text:s/>weighted substitute for HTK is PocketSphinx. </text:p>
      <text:p text:style-name="P7">CMU <text:s/>(Carnegie <text:s/>Mellon <text:s/>University) <text:s/>Sphinx <text:s/>Serials <text:s/>[3] <text:s/>is <text:s/>another <text:s/>popular <text:s/>recognition <text:s/>engine which has 4 generations. The 1st Sphinx is developed by Kai-Fu Lee and his partners. In the project </text:p>
      <text:p text:style-name="P7">Lisa, the 3rd generation, PocketSphinx is complied on Raspberry Pi. <text:s/>It can record sound in real-</text:p>
      <text:p text:style-name="P7">time, <text:s/>then <text:s/>convert <text:s/>to <text:s/>text <text:s/>displaying <text:s/>on <text:s/>terminal, </text:p>
      <text:p text:style-name="P7">but <text:s/>the <text:s/>processing <text:s/>efficiency <text:s/>and <text:s/>recognition </text:p>
      <text:p text:style-name="P7">accuracy <text:s/>still <text:s/>cannot <text:s/>satisfy <text:s/>our <text:s/>project. <text:s/>The <text:s/>reco</text:p>
      <text:p text:style-name="P7">gnition <text:s/>is <text:s/>a <text:s/>complex <text:s/>signal <text:s/>processing <text:s/>and </text:p>
      <text:p text:style-name="P7">database searching which need huge amount of comput</text:p>
      <text:p text:style-name="P7">ing resources, and impact video and other </text:p>
      <text:p text:style-name="P7">systems of robot Lisa. <text:s/></text:p>
      <text:p text:style-name="P7">The project need more accuracy and lower computing </text:p>
      <text:p text:style-name="P7">consumption, Google Voice API is tested </text:p>
      <text:p text:style-name="P7"><text:soft-page-break/>and proved a <text:s/>good <text:s/>choice finally. Based on the API,</text:p>
      <text:p text:style-name="P7"><text:s/>ASR (Automatic <text:s/>Speech Recognition) and </text:p>
      <text:p text:style-name="P7">TTS (Text to Speech) system are both solved.</text:p>
      <text:p text:style-name="P7"/>
      <text:p text:style-name="P7"/>
      <text:p text:style-name="P7"/>
      <text:p text:style-name="P9">Speech Recognition and Semantic Analysis </text:p>
      <text:p text:style-name="P9"><text:span text:style-name="T3">HMM <text:s/>(Hidden <text:s/>Markov <text:s/>Model)</text:span>.</text:p>
      <text:p text:style-name="P9"><text:s text:c="2"/>Hidden <text:s/>Markov <text:s/>models <text:s/>are <text:s/>statistical <text:s/>models <text:s/>and <text:s/>most </text:p>
      <text:p text:style-name="P9">modern speech recognition systems are based on HHM </text:p>
      <text:p text:style-name="P9">because a speech signal can be viewed as a </text:p>
      <text:p text:style-name="P9">short-time stationary signal. Speech can be viewed </text:p>
      <text:p text:style-name="P10">as a Markov model for many stochastic purposes </text:p>
      <text:p text:style-name="P10"><text:s/></text:p>
      <text:p text:style-name="P3">ASR (Automatic Speech Recognition). </text:p>
      <text:p text:style-name="P9">Recently, Google’s web browser Chrome adds a feature </text:p>
      <text:p text:style-name="P9">of searching via users’ voice. Obviously, there exists an API port for Chrome to capture audio from </text:p>
      <text:p text:style-name="P9">microphone <text:s/>on <text:s/>the <text:s/>PC <text:s/>then <text:s/>translates <text:s/>the <text:s/>audio <text:s/>to <text:s/>Google’s <text:s/>cloud <text:s/>in <text:s/>order <text:s/>to <text:s/>synthesis <text:s/>to <text:s/>text. Based on this mechanism, we can make use of it to covert users’ voice to execute commands to Pi . Furthermore, the accuracy is much higher than </text:p>
      <text:p text:style-name="P9">PocketSphinx and HTK on Pi. The audio file </text:p>
      <text:p text:style-name="P9">will be post to Google’s cloud via http post whose </text:p>
      <text:p text:style-name="P9">port is as follows. </text:p>
      <text:p text:style-name="P9"/>
      <text:p text:style-name="P9">https://www.google.com/speech-api/v1/recognize </text:p>
      <text:p text:style-name="P9"/>
      <text:p text:style-name="P9"><text:span text:style-name="T5">I</text:span>f we want to recognize English voice, and expect to return 3 possible utterances, the port </text:p>
      <text:p text:style-name="P9">should be modified as following. </text:p>
      <text:p text:style-name="P9"/>
      <text:p text:style-name="P9">http://www.google.com/speech-api/v1/recognize?xjerr=1&amp;client=chromium&amp;lang=en-US&amp;maxresults=3 </text:p>
      <text:p text:style-name="P9"/>
      <text:p text:style-name="P9">In the Lisa robot project, we should record audio from a webcam build-in microphone and covert </text:p>
      <text:p text:style-name="P9">it to .flac file with following command. The .flac </text:p>
      <text:p text:style-name="P9">is the best format for API to recognize. </text:p>
      <text:p text:style-name="P9">os.system('arecord -d 3 -f cd -r 16000 command.wav'</text:p>
      <text:p text:style-name="P9">) </text:p>
      <text:p text:style-name="P9">os.system('flac command.wav') </text:p>
      <text:p text:style-name="P9">The header information should match with the file f</text:p>
      <text:p text:style-name="P9">ormat we request. And the format is Content-</text:p>
      <text:p text:style-name="P9">Type: audio/x-flac; rate=16000. rate is the samplin</text:p>
      <text:p text:style-name="P9">g rate, and 16KHz is the best one. After that we </text:p>
      <text:p text:style-name="P9">could get the result from Google via json. </text:p>
      <text:p text:style-name="P9">{"status":0,"id":"xxxxxxxxxxxxx", </text:p>
      <text:p text:style-name="P9">"hypotheses":[{"utterance":"Hello, Lisa","confidence":xxxxxxxxx}] </text:p>
      <text:p text:style-name="P9">} </text:p>
      <text:p text:style-name="P9">utterance is what users said and confidence is the </text:p>
      <text:p text:style-name="P9">possibility of the utterance. The return result is </text:p>
      <text:p text:style-name="P9">a nested dictionary format, which is easily to extr</text:p>
      <text:p text:style-name="P9">act utterance content.</text:p>
      <text:p text:style-name="P3">Semantic <text:s/>Analysis. </text:p>
      <text:p text:style-name="P9">Owing <text:s/>to <text:s/>python <text:s/>applied <text:s/>to <text:s/>the <text:s/>whole <text:s/>software <text:s/>syste</text:p>
      <text:p text:style-name="P9"><text:soft-page-break/>m, <text:s/>the <text:s/>semantic </text:p>
      <text:p text:style-name="P9">analysis <text:s/>should <text:s/>take <text:s/>advantage <text:s/>of <text:s/>the <text:s/>powerful <text:s/>lang</text:p>
      <text:p text:style-name="P9">uage. <text:s text:c="3"/>The <text:s/>analysis <text:s/>module <text:s/>is <text:s/>called <text:s/>as </text:p>
      <text:p text:style-name="P9">keywords.py which has one input argument utterance,</text:p>
      <text:p text:style-name="P9"><text:s/>the result of speech recognition. According to </text:p>
      <text:p text:style-name="P9">the module name, the aim of semantic analysis is to</text:p>
      <text:p text:style-name="P9"><text:s/>find the keywords from a sentence. </text:p>
      <text:p text:style-name="P9"/>
      <text:p text:style-name="P9">Firstly, we should establish a series of sub-collec</text:p>
      <text:p text:style-name="P9">tions of commands which have possibilities said </text:p>
      <text:p text:style-name="P9">out by users. </text:p>
      <text:p text:style-name="P9">set_forward=set(['go','forward','ahead','straight']</text:p>
      <text:p text:style-name="P9">) </text:p>
      <text:p text:style-name="P9">set_backward=set(['back','backward','turn','come'])</text:p>
      <text:p text:style-name="P9">Then <text:s/>make <text:s/>a <text:s/>union <text:s/>of <text:s/>all <text:s/>sub-collections, <text:s/>set_keywo</text:p>
      <text:p text:style-name="P9">rds. <text:s/>When <text:s/>the <text:s/>speech <text:s/>recognition <text:s/>result</text:p>
      <text:p text:style-name="P9">utterance is generated, the keywords.py module will</text:p>
      <text:p text:style-name="P9"><text:s/>find out the same words both in utterance and </text:p>
      <text:p text:style-name="P9">collection of set_keywords. If any key word is found, the module will judge which command the </text:p>
      <text:p text:style-name="P9">key word belongs to. </text:p>
      <text:p text:style-name="P9"/>
      <text:p text:style-name="P9">if analysis_rslt.issubset(set_forward): </text:p>
      <text:p text:style-name="P9">cmd='forward' </text:p>
      <text:p text:style-name="P9">elif analysis_rslt.issubset(set_backward): </text:p>
      <text:p text:style-name="P9">cmd='backward' </text:p>
      <text:p text:style-name="P9">elif ... </text:p>
      <text:p text:style-name="P9">else: </text:p>
      <text:p text:style-name="P9">Advanced Materials Research Vols. 791-793</text:p>
      <text:p text:style-name="P9">665</text:p>
      <text:p text:style-name="P9">cmd='NULL' </text:p>
      <text:p text:style-name="P9">print "I don't understand.\n" </text:p>
      <text:p text:style-name="P9">return cmd </text:p>
      <text:p text:style-name="P9"/>
      <text:p text:style-name="P9">The keywords.py module returns a command string for</text:p>
      <text:p text:style-name="P9"><text:s/>lisa.py to call. In the meanwhile, lisa.py </text:p>
      <text:p text:style-name="P9">is the top module of the whole control system, incl</text:p>
      <text:p text:style-name="P9">uding chassis.py, speech_reco.py, keywords.py, </text:p>
      <text:p text:style-name="P9">etc</text:p>
      <text:p text:style-name="P7"/>
      <text:p text:style-name="P9">Link : <text:a xlink:type="simple" xlink:href="http://citeseerx.ist.psu.edu/viewdoc/download?doi=10.1.1.871.340&amp;rep=rep1&amp;type=pdf" text:style-name="Internet_20_link" text:visited-style-name="Visited_20_Internet_20_Link">http://citeseerx.ist.psu.edu/viewdoc/download?doi=10.1.1.871.340&amp;rep=rep1&amp;type=pdf</text:a></text:p>
      <text:p text:style-name="P9"/>
      <text:p text:style-name="P6"/>
      <text:p text:style-name="P6">Raspberry Pi Voice Control by Steven Hickson.</text:p>
      <text:p text:style-name="P6"/>
      <text:p text:style-name="P11">The beauty of this is that you can use it and customize it without programming anything.<text:line-break/>This will work on any linux machine but I find it uniquely suited for the Raspberry Pi and that's what I developed it for.<text:line-break/>You just type voicecommand -e to edit the configuration file and add any speech and the coinciding <text:soft-page-break/>command. You can see all of the little nifty commands it can recognize just with my config file in the video. I use all of these pretty often. It is very mutable and works with lots of other programs.</text:p>
      <text:p text:style-name="P11"/>
      <text:p text:style-name="P12">Video url: <text:a xlink:type="simple" xlink:href="https://youtu.be/6NHklmXMouY" text:style-name="Internet_20_link" text:visited-style-name="Visited_20_Internet_20_Link">https://youtu.be/6NHklmXMouY</text:a></text:p>
      <text:p text:style-name="P12"/>
      <text:p text:style-name="P13"><text:span text:style-name="T7">The commands should be in the format speech=command. Ex:<text:line-break/></text:span><text:span text:style-name="T4">music=xterm -e pianobar</text:span><text:span text:style-name="T7"><text:line-break/></text:span><text:span text:style-name="T4">Doctor Who=playvideo -r -f Doctor Who</text:span><text:span text:style-name="T7"><text:line-break/><text:line-break/>Unfortunately, it is caps sensitive voice control right now, but you can test the input by running<text:line-break/></text:span><text:span text:style-name="T4">speech-recog.sh</text:span><text:span text:style-name="T7"><text:line-break/>on you machine to see what the speech recognition will give you. It uses Google's api and is really good at recognizing what you say. I used to use espeak instead of festival for the text to speech because of the speed difference. However, after some very helpful comments from people, I've switched to using Google's TTS api, which is much more pleasant to listen to. The video above is still using espeak but the newest code does not.<text:line-break/><text:line-break/>I hope you will try this out and make some cool things with it. Instructions to install are below.<text:line-break/>I'm in the process of setting up a repository so until then, here are the instructions (do this in the terminal):<text:line-break/><text:line-break/></text:span><text:span text:style-name="T6">sudo apt-get install git-core</text:span></text:p>
      <text:p text:style-name="P14"><text:span text:style-name="T2">git clone git://github.com/StevenHickson/PiAUISuite.git</text:span></text:p>
      <text:p text:style-name="P14"><text:span text:style-name="T2">cd PiAUISuite/Install/</text:span><text:line-break/><text:span text:style-name="T2">./InstallAUISuite.sh</text:span></text:p>
      <text:h text:style-name="P33" text:outline-level="2">Update Instructions </text:h>
      <text:p text:style-name="P31">cd PiAUISuite</text:p>
      <text:p text:style-name="P31">git pull</text:p>
      <text:p text:style-name="P31">cd Install</text:p>
      <text:p text:style-name="P31">sudo ./UpdateAUISuite.sh</text:p>
      <text:p text:style-name="P30"/>
      <text:p text:style-name="P22"><text:line-break/>Here are the dependencies required to run and build:<text:line-break/><text:span text:style-name="T2">sudo apt-get install libboost1.50-dev libboost-regex1.50-dev youtube-dl axel curl xterm libcurl4-gnutls-dev mpg123 flac sox</text:span><text:line-break/><text:line-break/>**Note: If the file .commands.conf doesn't exist in your home directory and you have an old version of code, the program will exit. You should either grab the newest code from github or create the file yourself.<text:line-break/><text:line-break/>**To make it listen for longer, edit the file <text:span text:style-name="T2">/usr/bin/speech-recog.sh</text:span> and change <text:span text:style-name="T2">-f cd -t wav -d 3 </text:span>to <text:span text:style-name="T2">-f cd -t wav -d # </text:span>where number is how many seconds it should listen.</text:p>
      <text:p text:style-name="P22"/>
      <text:p text:style-name="P22"/>
      <text:p text:style-name="P26">JASPER <text:span text:style-name="T8">( not applicable for locomotive purposes. But it has good features)</text:span></text:p>
      <text:p text:style-name="P22"/>
      <text:p text:style-name="P22"><text:soft-page-break/>Jasper is designed specifically for the Raspberry Pi (Model B) and requires some additional hardware like a wifi adapter and USB microphone. The suggested hardware is indicated below with links for further details. You may try slightly different brands/specifications of hardware, but we cannot guarantee Jasper will work on them. Jasper is not affiliated with any of the linked hardware vendors.</text:p>
      <text:h text:style-name="Heading_20_2" text:outline-level="2"><text:bookmark text:name="complete-list"/>The Complete List</text:h>
      <text:list xml:id="list3693020682606223379" text:style-name="L4">
        <text:list-item>
          <text:p text:style-name="P25">Raspberry Pi Model B. </text:p>
        </text:list-item>
        <text:list-item>
          <text:p text:style-name="P25">USB Microphone (we tested with Akiro Kinobo USB Microphone) </text:p>
        </text:list-item>
        <text:list-item>
          <text:p text:style-name="P25">4GB SD Card </text:p>
        </text:list-item>
        <text:list-item>
          <text:p text:style-name="P25">Ethernet Cable </text:p>
        </text:list-item>
        <text:list-item>
          <text:p text:style-name="P25">Airlink Mini-USB Adapter (optional—see below) </text:p>
        </text:list-item>
        <text:list-item>
          <text:p text:style-name="P25">Micro-USB Cable </text:p>
        </text:list-item>
        <text:list-item>
          <text:p text:style-name="P25">USB Wall Charging Adapter </text:p>
        </text:list-item>
        <text:list-item>
          <text:p text:style-name="P18">Speakers that work through the Raspberry Pi audio jack (probably need to be self-powered) </text:p>
        </text:list-item>
      </text:list>
      <text:p text:style-name="Text_20_body">The Raspberry Pi Verified Peripherals List may be helpful for finding substitutes for the products recommended above.</text:p>
      <text:h text:style-name="Heading_20_2" text:outline-level="2"><text:bookmark text:name="assembly"/>Assembly</text:h>
      <text:p text:style-name="Text_20_body">Assembly of the required components is straightforward. Insert the microphone, SD card, wireless adapter (if you have one), micro-USB cable, ethernet cable, and speakers into the Raspberry Pi. The USB wall charging adapter is recommended to power Jasper as a standalone device.</text:p>
      <text:p text:style-name="Text_20_body">The ethernet cable will be used to log in to the pi from a computer during the software installation step. After installation, if you prefer to use a wireless connection, this cable can be removed.</text:p>
      <text:p text:style-name="Text_20_body"/>
      <text:h text:style-name="Heading_20_2" text:outline-level="2"><text:bookmark text:name="interacting"/>Interacting with Jasper</text:h>
      <text:p text:style-name="Text_20_body">The most common way to speak with Jasper is with the following sequence:</text:p>
      <text:list xml:id="list2239427744359183902" text:style-name="L5">
        <text:list-item>
          <text:p text:style-name="P27"><text:span text:style-name="Emphasis">You</text:span>: “Jasper” </text:p>
        </text:list-item>
        <text:list-item>
          <text:p text:style-name="P27"><text:span text:style-name="Emphasis">Jasper</text:span>: <text:span text:style-name="Emphasis">high beep</text:span> </text:p>
        </text:list-item>
        <text:list-item>
          <text:p text:style-name="P27"><text:span text:style-name="Emphasis">You</text:span>: <text:span text:style-name="Emphasis">speak your command</text:span> </text:p>
        </text:list-item>
        <text:list-item>
          <text:p text:style-name="P27"><text:span text:style-name="Emphasis">Jasper</text:span>: <text:span text:style-name="Emphasis">low beep</text:span> </text:p>
        </text:list-item>
        <text:list-item>
          <text:p text:style-name="P19"><text:span text:style-name="Emphasis">Jasper</text:span>: <text:span text:style-name="Emphasis">speaks the response</text:span> </text:p>
        </text:list-item>
      </text:list>
      <text:p text:style-name="Text_20_body">After saying Jasper, you must wait for the high beep to speak your command. If you don’t speak a command within a few seconds, Jasper will stop listening or ask you to repeat your command.</text:p>
      <text:h text:style-name="Heading_20_2" text:outline-level="2"><text:bookmark text:name="modules"/>Modules to try</text:h>
      <text:p text:style-name="Text_20_body">By default, we’ve included the following modules to demonstrate Jasper’s capabilities:</text:p>
      <text:list xml:id="list5351768476433756279" text:style-name="L6">
        <text:list-item>
          <text:p text:style-name="P28"><text:soft-page-break/>Time: “What’s the time?” </text:p>
        </text:list-item>
        <text:list-item>
          <text:p text:style-name="P28">Weather: “How’s the weather?… What’s the weather like tomorrow?” </text:p>
        </text:list-item>
        <text:list-item>
          <text:p text:style-name="P28">News: “What’s in the news?” </text:p>
        </text:list-item>
        <text:list-item>
          <text:p text:style-name="P28">Gmail: “Do I have any email?” </text:p>
        </text:list-item>
        <text:list-item>
          <text:p text:style-name="P28">Hacker News: “What’s on Hacker News?” </text:p>
        </text:list-item>
        <text:list-item>
          <text:p text:style-name="P28">Facebook Notifications: “Facebook notifications?” </text:p>
        </text:list-item>
        <text:list-item>
          <text:p text:style-name="P28">Birthday: “Who has a birthday today?” </text:p>
        </text:list-item>
        <text:list-item>
          <text:p text:style-name="P28">Jokes: “Tell me a knock-knock joke.” </text:p>
        </text:list-item>
        <text:list-item>
          <text:p text:style-name="P20">Life: “What is the meaning of life?” </text:p>
        </text:list-item>
      </text:list>
      <text:p text:style-name="Text_20_body">To learn how to write your own module, check out the Developer API documentation.</text:p>
      <text:h text:style-name="Heading_20_2" text:outline-level="2"><text:bookmark text:name="spotify-mode"/>Spotify Mode</text:h>
      <text:p text:style-name="Text_20_body">If you’ve configured Spotify, Jasper will enter Spotify mode with the “Music” or “Spotify” command. Here’s a list of example commands you can issue while in Spotify mode:</text:p>
      <text:list xml:id="list7971233500931197107" text:style-name="L7">
        <text:list-item>
          <text:p text:style-name="P29">“Play Hipster Playlist”: plays playlist titled “Hipster” from your Spotify library </text:p>
        </text:list-item>
        <text:list-item>
          <text:p text:style-name="P29">“Play”: plays currently playing song </text:p>
        </text:list-item>
        <text:list-item>
          <text:p text:style-name="P29">“Pause”: pauses currently playing song </text:p>
        </text:list-item>
        <text:list-item>
          <text:p text:style-name="P29">“Stop”: stops currently playing song </text:p>
        </text:list-item>
        <text:list-item>
          <text:p text:style-name="P29">“Louder”: raises volume </text:p>
        </text:list-item>
        <text:list-item>
          <text:p text:style-name="P29">“Softer”: lowers volume </text:p>
        </text:list-item>
        <text:list-item>
          <text:p text:style-name="P29">“Next”: plays next song in playlist </text:p>
        </text:list-item>
        <text:list-item>
          <text:p text:style-name="P29">“Previous”: plays previous song in playlist </text:p>
        </text:list-item>
        <text:list-item>
          <text:p text:style-name="P21">“Close”: exits Spotify mode and resumes normal command interpretation </text:p>
        </text:list-item>
      </text:list>
      <text:p text:style-name="Text_20_body">Jasper may have difficulty detecting your cues when the music is loud. In these instances, it helps to distance the microphone from the speakers, lowering the volume, and/or speaking closer to the microphone.</text:p>
      <text:p text:style-name="Text_20_body"/>
      <text:p text:style-name="Text_20_body"><text:bookmark text:name="interne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Neue-Light, 'Helvetica Neue', Helvetica, Arial, sans-serif"/>
    <style:font-face style:name="sans-serif" svg:font-family="sans-serif"/>
    <style:font-face style:name="serif" svg:font-family="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20:45:40.147647859</meta:creation-date>
    <dc:date>2018-01-22T23:44:35.239524188</dc:date>
    <meta:editing-duration>PT37M32S</meta:editing-duration>
    <meta:editing-cycles>1</meta:editing-cycles>
    <meta:document-statistic meta:table-count="0" meta:image-count="0" meta:object-count="0" meta:page-count="7" meta:paragraph-count="187" meta:word-count="2190" meta:character-count="13841" meta:non-whitespace-character-count="11521"/>
    <meta:generator>LibreOffice/5.1.4.2$Linux_X86_64 LibreOffice_project/10m0$Build-2</meta:generator>
  </office:meta>
</office:document-meta>
</file>